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automatic-styles>
    <style:style style:name="P1" style:family="Paragraph">
      <style:text-properties fo:font-size="12pt"/>
    </style:style>
    <style:style style:name="T5" style:family="paragraph">
      <style:text-properties fo:font-size="20pt" fo:font-weight="bold"/>
    </style:style>
    <style:style style:name="Contents_2" style:family="paragraph" style:parent-style-name="Index" style:class="index">
      <style:paragraph-properties fo:margin-left="0.00cm" fo:text-indent="0cm" style:auto-text-indent="false">
        <style:tab-stops>
          <style:tab-stop style:position="17.00cm" style:type="right" style:leader-style="dotted" style:leader-text="."/>
        </style:tab-stops>
      </style:paragraph-properties>
    </style:style>
    <style:style style:name="Contents_3" style:family="paragraph" style:parent-style-name="Index" style:class="index">
      <style:paragraph-properties fo:margin-left="0.50cm" fo:text-indent="0cm" style:auto-text-indent="false">
        <style:tab-stops>
          <style:tab-stop style:position="16.50cm" style:type="right" style:leader-style="dotted" style:leader-text="."/>
        </style:tab-stops>
      </style:paragraph-properties>
    </style:style>
    <style:style style:name="T6" style:family="paragraph">
      <style:text-properties fo:font-size="30pt" fo:color="#FF0000"/>
    </style:style>
    <style:style style:name="T7" style:family="paragraph">
      <style:text-properties fo:font-size="20pt" fo:font-weight="bold"/>
    </style:style>
    <style:style style:name="T8" style:family="paragraph">
      <style:text-properties fo:font-size="30pt"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Index_20_Link" style:display-name="Index Link" style:family="text"/>
  </office:automatic-styles>
  <office:body>
    <office:text>
      <text:table-of-content text:style-name="Sect1" text:protected="true" text:name="Heading_1">
        <text:table-of-content-source text:outline-level="2">
          <text:index-title-template text:style-name="T5">My Heading</text:index-title-template>
          <text:table-of-content-entry-template text:outline-level="2" text:style-name="Contents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" text:style-name="Contents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Heading_1_Head" text:protected="true">
            <text:p text:style-name="T5">My Heading</text:p>
          </text:index-title>
          <text:p text:style-name="Contents_2">
                        <text:a xlink:type="simple" xlink:href="#__RefHeading__1" text:style-name="Index_20_Link" text:visited-style-name="Index_20_Link">
                            Header 1</text:a>
						</text:p>
          <text:p text:style-name="Contents_3">
                        <text:a xlink:type="simple" xlink:href="#__RefHeading__2" text:style-name="Index_20_Link" text:visited-style-name="Index_20_Link">
                            Header 2</text:a>
						</text:p>
          <text:p text:style-name="Contents_2">
                        <text:a xlink:type="simple" xlink:href="#__RefHeading__3" text:style-name="Index_20_Link" text:visited-style-name="Index_20_Link">
                            Header 3</text:a>
						</text:p>
        </text:index-body>
      </text:table-of-content>
      <text:h text:style-name="T6" text:outline-level="1"><text:bookmark-start text:name="__RefHeading__1"/>Header 1<text:bookmark-end text:name="__RefHeading__1"/></text:h>
      <text:h text:style-name="T7" text:outline-level="2"><text:bookmark-start text:name="__RefHeading__2"/>Header 2<text:bookmark-end text:name="__RefHeading__2"/></text:h>
      <text:h text:style-name="T8" text:outline-level="1"><text:bookmark-start text:name="__RefHeading__3"/>Header 3<text:bookmark-end text:name="__RefHeading__3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styles>
    <style:style style:name="Standard" style:family="Paragraph" style:class="text">
      <style:text-properties fo:font-size="12pt" style:font-name="Liberation Sans"/>
    </style:style>
  </office:styles>
  <office:automatic-styles>
    <style:page-layout style:name="PgS1">
      <style:page-layout-properties fo:page-width="21cm" fo:page-height="29.7cm" style:writing-mode="lr-tb" style:print-orientation="none" fo:margin-top="2cm" fo:margin-bottom="2cm" fo:margin-left="2cm" fo:margin-right="2cm">
        <style:Header-style>
          <style:Header-footer-properties fo:min-height="0.5cm" fo:margin-left="0cm" fo:margin-right="0cm" fo:margin-bottom="0.5cm"/>
        </style:Header-style>
        <style:footer-style>
          <style:Header-footer-properties fo:min-height="0.5cm" fo:margin-left="0cm" fo:margin-right="0cm" fo:margin-top="0.5cm"/>
        </style:footer-style>
      </style:page-layout-properties>
    </style:page-layout>
  </office:automatic-styles>
  <office:master-styles>
    <style:master-page style:name="Standard" style:page-layout-name="PgS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MicrosoftOffice/15.0 MicrosoftWord</meta:generator>
    <title/>
    <description/>
    <subject/>
    <initial-creator>go-odt</initial-creator>
    <creator>go-odt</creator>
    <meta:creation-date>2025-05-01T12:51:08Z</meta:creation-date>
    <dc:date>2025-05-01T12:51:08Z</dc:date>
    <template xlink:href="Normal.dotm" xlink:type="simple"/>
    <editing-cycles>
			1
		</editing-cycles>
    <editing-duration>
			PT60S
		</editing-duration>
  </office:meta>
</office:document-meta>
</file>

<file path=META_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